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8080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top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 text:style-name="P1">Cassandra 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45cm" svg:height="15.875cm" svg:x="1.635cm" svg:y="3.54cm">
          <text:p text:style-name="P1">Cluster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10.16cm" svg:x="2.27cm" svg:y="4.81cm">
          <text:p text:style-name="P1">Context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15.875cm" svg:x="19.415cm" svg:y="3.54cm">
          <text:p text:style-name="P1">Cluster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8.255cm" svg:x="2.905cm" svg:y="6.08cm">
          <text:p text:style-name="P1">Tabl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3.81cm" svg:x="10.525cm" svg:y="6.08cm">
          <text:p text:style-name="P1">Table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3.175cm" svg:x="2.27cm" svg:y="15.605cm">
          <text:p text:style-name="P1">Context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2.905cm" svg:y="16.875cm">
          <text:p text:style-name="P1">Tabl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10.525cm" svg:y="16.875cm">
          <text:p text:style-name="P1">Table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6.35cm" svg:x="3.54cm" svg:y="7.35cm">
          <text:p text:style-name="P1">Ro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27cm" svg:x="4.175cm" svg:y="8.62cm">
          <text:p text:style-name="P1">Col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27cm" svg:x="4.175cm" svg:y="9.89cm">
          <text:p text:style-name="P1">Col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27cm" svg:x="4.175cm" svg:y="11.16cm">
          <text:p text:style-name="P1">Col 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3.81cm" svg:x="10.525cm" svg:y="10.525cm">
          <text:p text:style-name="P1">Table 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0.16cm" svg:x="20.05cm" svg:y="4.81cm">
          <text:p text:style-name="P1">Context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3.175cm" svg:x="20.05cm" svg:y="15.605cm">
          <text:p text:style-name="P1">Context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81cm" svg:x="20.685cm" svg:y="6.08cm">
          <text:p text:style-name="P1">Tabl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81cm" svg:x="20.685cm" svg:y="10.525cm">
          <text:p text:style-name="P1">Table 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1.27cm" svg:x="20.685cm" svg:y="16.87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1.27cm" svg:x="11.795cm" svg:y="7.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1.27cm" svg:x="11.795cm" svg:y="11.79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27cm" svg:x="21.32cm" svg:y="7.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27cm" svg:x="21.32cm" svg:y="11.795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is Wilke</meta:initial-creator>
    <meta:creation-date>2011-09-25T15:43:49</meta:creation-date>
    <dc:date>2011-09-25T16:03:23</dc:date>
    <dc:creator>Alexis Wilke</dc:creator>
    <meta:editing-duration>PT00H19M36S</meta:editing-duration>
    <meta:editing-cycles>7</meta:editing-cycles>
    <meta:generator>OpenOffice.org/3.2$Unix OpenOffice.org_project/320m12$Build-9483</meta:generator>
    <meta:document-statistic meta:object-count="23"/>
  </office:meta>
</office:document-meta>
</file>